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000000007D0000005DC1C19A80258DEB7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aseALT-title">
      <style:graphic-properties fo:min-height="3.506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1-title">
      <style:graphic-properties draw:auto-grow-height="true" fo:min-height="3.506cm"/>
    </style:style>
    <style:style style:name="pr5" style:family="presentation" style:parent-style-name="baseALT1-outline1">
      <style:graphic-properties fo:min-height="12.18cm"/>
    </style:style>
    <style:style style:name="pr6" style:family="presentation" style:parent-style-name="baseALT1-notes">
      <style:graphic-properties draw:fill-color="#ffffff" draw:auto-grow-height="true" fo:min-height="13.364cm"/>
    </style:style>
    <style:style style:name="pr7" style:family="presentation" style:parent-style-name="baseALT2-title">
      <style:graphic-properties draw:auto-grow-height="true" fo:min-height="3.6cm"/>
    </style:style>
    <style:style style:name="pr8" style:family="presentation" style:parent-style-name="baseALT2-outline1">
      <style:graphic-properties fo:min-height="12.18cm"/>
    </style:style>
    <style:style style:name="pr9" style:family="presentation" style:parent-style-name="baseALT2-notes">
      <style:graphic-properties draw:fill-color="#ffffff" draw:auto-grow-height="true" fo:min-height="13.364cm"/>
    </style:style>
    <style:style style:name="pr10" style:family="presentation" style:parent-style-name="baseALT3-title">
      <style:graphic-properties draw:auto-grow-height="true" fo:min-height="3.6cm"/>
    </style:style>
    <style:style style:name="pr11" style:family="presentation" style:parent-style-name="baseALT3-outline1">
      <style:graphic-properties fo:min-height="10.694cm"/>
    </style:style>
    <style:style style:name="pr12" style:family="presentation" style:parent-style-name="baseALT3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3.506cm" svg:x="1.4cm" svg:y="15.2cm" presentation:class="title">
          <draw:text-box>
            <text:p>Проблемы портирования SBCL на новые аппаратные платформы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1" presentation:presentation-page-layout-name="AL1T1">
        <draw:frame presentation:style-name="pr4" draw:layer="layout" svg:width="19.399cm" svg:height="3.506cm" svg:x="7.2cm" svg:y="1cm" presentation:class="title">
          <draw:text-box>
            <text:p>План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Задача портирования;</text:p>
              </text:list-item>
              <text:list-item>
                <text:p>Архитектура проекта SBCL;</text:p>
              </text:list-item>
              <text:list-item>
                <text:p>Аппаратно-зависимые элементы;</text:p>
              </text:list-item>
              <text:list-item>
                <text:p>Этапы бутстрапа;</text:p>
              </text:list-item>
              <text:list-item>
                <text:p>Проблемы при портировании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Задача портирования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Запуск реализации компилятора языка Common LISP — SBCL на архитектуре e2k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Архитектура проекта SBCL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Низкоуровневая часть (написана на C);</text:p>
              </text:list-item>
              <text:list-item>
                <text:p>Переключатель SBCL ABI &lt;-&gt; C ABI (написан на ассемблере целевой платформы);</text:p>
              </text:list-item>
              <text:list-item>
                <text:p>Ядро системы, компилятор (написаны на подмножестве Common LISP);</text:p>
              </text:list-item>
              <text:list-item>
                <text:p>Высокоуровневая часть системы — CLOS и дополнительные модул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Аппаратно-зависимые элементы</text:p>
          </draw:text-box>
        </draw:frame>
        <draw:frame presentation:style-name="pr11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<text:span text:style-name="T1">src/runtime/*</text:span> - две ассемблерных функции <text:span text:style-name="T2">call_into_c()</text:span> и <text:span text:style-name="T2">call_into_lisp()</text:span> - для переключения ABI, описание доступных регистров, обработчики сигналов, функции работы со стеком (на языке C), таблица символов и программа-загрузчик образов;</text:p>
              </text:list-item>
              <text:list-item>
                <text:p><text:span text:style-name="T1">src/code/*</text:span><text:span text:style-name="T3"> - связка с C runtime, высокоуровневая часть кросс-компилятора;</text:span></text:p>
              </text:list-item>
              <text:list-item>
                <text:p><text:span text:style-name="T1">src/cold/*</text:span><text:span text:style-name="T3"> - вспомогательные функции для инициирования cold boot;</text:span></text:p>
              </text:list-item>
              <text:list-item>
                <text:p><text:span text:style-name="T1">src/assembly/&lt;platform_name&gt;</text:span> - вспомогательные ассемблерные функции для трансформации виртуальных операций в код, подаваемый на вход ассемблера;</text:p>
              </text:list-item>
              <text:list-item>
                <text:p><text:span text:style-name="T1">src/compiler/&lt;platform_name&gt;</text:span> - определения блоков виртуальных операций, средства загрузки данных в образ, а также фактический кросс-компилятор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Этапы бутстрапа</text:p>
          </draw:text-box>
        </draw:frame>
        <draw:frame presentation:style-name="pr11" draw:layer="layout" svg:width="25.199cm" svg:height="10.693cm" svg:x="1.4cm" svg:y="6.4cm" presentation:class="outline">
          <draw:text-box>
            <text:list text:style-name="L2">
              <text:list-item>
                <text:p><text:span text:style-name="T1">make-config.sh</text:span> - Генерирование файлов конфигурации проекта;</text:p>
              </text:list-item>
              <text:list-item>
                <text:p><text:span text:style-name="T1">make-host-1.sh</text:span> - Загрузка и сборка кросс-компилятора, <text:s/>генерирование sbcl.h, который понадобится для сборки C runtime;</text:p>
              </text:list-item>
              <text:list-item>
                <text:p><text:span text:style-name="T1">make-target-1.sh</text:span> - Сборка низкоуровневой части — таблицы символов и C runtime для образа LISP-системы;</text:p>
              </text:list-item>
              <text:list-item>
                <text:p><text:span text:style-name="T1">make-host-2.sh (aka cold boot)</text:span> — Повторный запуск кросс-компилятора, сборка образа LISP-системы (cold-sbcl.core);</text:p>
              </text:list-item>
              <text:list-item>
                <text:p><text:span text:style-name="T1">make-target-2.sh (aka warm init)</text:span> — Запуск целевого компилятора, сборка CLOS и зависящих от CLOS элемент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Проблемы при портировании</text:p>
          </draw:text-box>
        </draw:frame>
        <draw:frame presentation:style-name="pr11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Сложность расчёта упаковки инструкций в машинные слова;</text:p>
              </text:list-item>
              <text:list-item>
                <text:p>Отсутствие детальной документации на C ABI для целевой платформы;</text:p>
              </text:list-item>
              <text:list-item>
                <text:p>Частично утеряна документация на SBCL internals;</text:p>
              </text:list-item>
              <text:list-item>
                <text:p>Платформо-зависимые части SBCL находятся в разных модулях;</text:p>
              </text:list-item>
              <text:list-item>
                <text:p>Отказ от использования кросс-компилятор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Благодарность</text:p>
          </draw:text-box>
        </draw:frame>
        <draw:frame presentation:style-name="pr11" draw:layer="layout" svg:width="25.199cm" svg:height="10.693cm" svg:x="1.4cm" svg:y="6.4cm" presentation:class="outline">
          <draw:text-box>
            <text:list text:style-name="L2">
              <text:list-item>
                <text:p>Charles Zhangg — разбор устройства проекта;</text:p>
              </text:list-item>
              <text:list-item>
                <text:p>Bruce O'Neel — разбор процедуры портирова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eALT" presentation:presentation-page-layout-name="AL1T1">
        <draw:frame presentation:style-name="pr1" draw:layer="layout" svg:width="25.199cm" svg:height="3.506cm" svg:x="1.4cm" svg:y="15.2cm" presentation:class="titl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2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5:20:54.297228199</meta:creation-date>
    <meta:editing-duration>PT15H37M18S</meta:editing-duration>
    <meta:editing-cycles>53</meta:editing-cycles>
    <meta:generator>LibreOffice/6.2.4.2.0$Linux_X86_64 LibreOffice_project/20$Build-2</meta:generator>
    <dc:title>baseALT</dc:title>
    <dc:date>2019-09-27T09:38:21.007376703</dc:date>
    <meta:document-statistic meta:object-count="86"/>
  </office:meta>
</office:document-meta>
</file>